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0f7" officeooo:paragraph-rsid="000a90f7"/>
    </style:style>
    <style:style style:name="P2" style:family="paragraph" style:parent-style-name="Standard">
      <style:paragraph-properties fo:break-before="page"/>
      <style:text-properties officeooo:rsid="000a90f7" officeooo:paragraph-rsid="000a90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fo:background-color="#ffff00" loext:char-shading-value="0"/>
    </style:style>
    <style:style style:name="T8" style:family="text">
      <style:text-properties style:text-position="0% 100%" fo:background-color="#ffff00" loext:char-shading-value="0"/>
    </style:style>
    <style:style style:name="T9" style:family="text">
      <style:text-properties style:text-position="0% 100%" style:font-name="D050000L"/>
    </style:style>
    <style:style style:name="T10" style:family="text">
      <style:text-properties style:text-position="sub 58%"/>
    </style:style>
    <style:style style:name="T11" style:family="text">
      <style:text-properties fo:color="#c9211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simples :</text:p>
      <text:p text:style-name="P1"/>
      <text:p text:style-name="P1">Pour <text:span text:style-name="T2">faire</text:span> <text:span text:style-name="T1">simple</text:span>, <text:span text:style-name="T3">pensons</text:span> <text:span text:style-name="T4">simplement </text:span>!</text:p>
      <text:p text:style-name="P1"/>
      <text:p text:style-name="P1">Il <text:span text:style-name="T5">faudrait</text:span><text:span text:style-name="T6"> choisir </text:span><text:span text:style-name="T10">une </text:span><text:span text:style-name="T6">option </text:span><text:span text:style-name="T11">pour </text:span><text:span text:style-name="T8">optimiser</text:span><text:span text:style-name="T6"> le produit.</text:span></text:p>
      <text:p text:style-name="P1"><text:span text:style-name="T6"/></text:p>
      <text:p text:style-name="P2"><text:span text:style-name="T6">Début de la page 2.</text:span></text:p>
      <text:p text:style-name="P1"><text:span text:style-name="T6"/></text:p>
      <text:p text:style-name="P1"><text:span text:style-name="T6">C’est </text:span><text:span text:style-name="T9">tout un </text:span><text:span text:style-name="T6">symbole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050000L" svg:font-family="D050000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09:16:02.395948761</meta:creation-date>
    <dc:date>2020-10-30T09:20:41.411232072</dc:date>
    <meta:editing-duration>PT4M39S</meta:editing-duration>
    <meta:editing-cycles>1</meta:editing-cycles>
    <meta:document-statistic meta:table-count="0" meta:image-count="0" meta:object-count="0" meta:page-count="2" meta:paragraph-count="5" meta:word-count="28" meta:character-count="152" meta:non-whitespace-character-count="129"/>
    <meta:generator>LibreOffice/6.4.6.2$Linux_X86_64 LibreOffice_project/40$Build-2</meta:generator>
  </office:meta>
</office:document-meta>
</file>